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69ff" officeooo:paragraph-rsid="001a69ff"/>
    </style:style>
    <style:style style:name="P2" style:family="paragraph" style:parent-style-name="Standard">
      <style:text-properties officeooo:rsid="001db514" officeooo:paragraph-rsid="001db514"/>
    </style:style>
    <style:style style:name="T1" style:family="text">
      <style:text-properties fo:font-weight="bold"/>
    </style:style>
    <style:style style:name="T2" style:family="text">
      <style:text-properties fo:language="la" fo:country="VA" fo:font-style="italic"/>
    </style:style>
    <style:style style:name="T3" style:family="text">
      <style:text-properties officeooo:rsid="001c07c7"/>
    </style:style>
    <style:style style:name="T4" style:family="text">
      <style:text-properties officeooo:rsid="001eeb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Мигра́ция населе́ния</text:span> (<text:a xlink:type="simple" xlink:href="https://ru.wikipedia.org/wiki/Латинский_язык" text:style-name="Internet_20_link" text:visited-style-name="Visited_20_Internet_20_Link">лат.</text:a> <text:span text:style-name="T2">migratio</text:span> — переселение) — перемещение <text:a xlink:type="simple" xlink:href="https://ru.wikipedia.org/wiki/Человек" text:style-name="Internet_20_link" text:visited-style-name="Visited_20_Internet_20_Link">людей</text:a> из одного <text:a xlink:type="simple" xlink:href="https://ru.wikipedia.org/wiki/Регион" text:style-name="Internet_20_link" text:visited-style-name="Visited_20_Internet_20_Link">региона</text:a> (страны) в другой, в ряде случаев большими группами и на большие расстояния.</text:p>
      <text:p text:style-name="P1">Статистика по 2015 год <text:span text:style-name="T3">(Международная организация по миграции - </text:span>. Самые популярные страны для мигрантов: Соединённые Штаты Америки (46.6 миллиона), <text:span text:style-name="T3">Германия (12 миллионов), Российская Федерация (11.9 миллионов), Саудовская Аравия (10.2 миллиона), Объединённое Королевство (8.5 миллионов), Объединённые Арабские Эмираты (8.1 миллиона), Канада и Франция (7.8 миллиона), Австралия (6.7 миллионов) и Испания (5.8 миллиона). Пять стран, по размеру их диаспор (число мигрантов, живущих зарубежом) в 2015 году: Индия (15.6 миллиона), Мексика (12,4 миллиона), Российская Федерация (10.6 миллиона), Китай (9.5 миллиона) и Бангладеш (7.2 миллиона).</text:span></text:p>
      <text:p text:style-name="P2">Причины миграции — поиск работы, улучшение жилищных условий, повышение уровня и изменение образа жизни, природные катастрофы и войны.</text:p>
      <text:p text:style-name="P2">Последствия миграции: плюсы - повышение квалифицированных специалистов, увеличение населения. Минусы — распространение инфекционных заболеваний и паразитов. Например распространённость туберкулёза среди мигрантов гораздо выше чем среди коренного населения РФ. Причина: мигранты проживают скученно, имеют ограниченный доступ к медицинской помощи, многие не имеют медицинской страховки. <text:span text:style-name="T4">Кроме того, в связи с последними новостями — угрозы терактов, совершение преступлений.</text:span></text:p>
      <text:p text:style-name="P2">Современные тенденции международной миграции:</text:p>
      <text:p text:style-name="P2">* рост нелегальной миграции (трудовой характер)</text:p>
      <text:p text:style-name="P2">* рост вынужденной миграции (страны Африки, Ближнего и Среднего Востока)</text:p>
      <text:p text:style-name="P2">* увеличение демографической значимости международной миграции (демографическое развитие страны — примеры, Россия, Казахстан<text:span text:style-name="T4">)</text:span></text:p>
      <text:p text:style-name="P2">* <text:span text:style-name="T4">глобализация мировых миграционных потоков</text:span></text:p>
      <text:p text:style-name="P2">* <text:span text:style-name="T4">качественные изменения в потоке миграции (увеличение доли лиц с высоким уровнем образования, многие страны имеют специальные программы, чтобы человек оставался там как можно дольше — США, Франция, Канада, Швеция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7:10:26.790934529</meta:creation-date>
    <dc:date>2017-04-23T19:06:49.217080863</dc:date>
    <meta:editing-duration>PT1H25M30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10" meta:word-count="240" meta:character-count="1951" meta:non-whitespace-character-count="1714"/>
  </office:meta>
</office:document-meta>
</file>